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3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8.11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2.41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</text:p>
          </table:table-cell>
          <table:table-cell table:number-columns-repeated="2"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CADE_DESC</text:p>
          </table:table-cell>
          <table:table-cell table:style-name="ce8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B_DESC</text:p>
          </table:table-cell>
          <table:table-cell table:style-name="ce8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5.131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28.237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11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12" table:formula="of:=IF(NOT(ISBLANK([.B$1])); COUNTA([.B$2:.B63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63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63])/(ROW()-2); &quot;&quot;)">
            <text:p/>
          </table:table-cell>
          <table:table-cell table:style-name="ce12" table:formula="of:=IF(NOT(ISBLANK([.E$1])); COUNTA([.E$2:.E63])/(ROW()-2); &quot;&quot;)">
            <text:p/>
          </table:table-cell>
          <table:table-cell table:style-name="ce12" table:formula="of:=IF(NOT(ISBLANK([.F$1])); COUNTA([.F$2:.F63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13"/>
          <table:table-cell table:style-name="ce8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08:17:03.6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5T09:29:28.883000000</dc:date>
    <meta:editing-duration>PT4H39M12S</meta:editing-duration>
    <meta:editing-cycles>28</meta:editing-cycles>
    <meta:generator>LibreOffice/7.3.2.2$Windows_X86_64 LibreOffice_project/49f2b1bff42cfccbd8f788c8dc32c1c309559be0</meta:generator>
    <meta:document-statistic meta:table-count="1" meta:cell-count="195" meta:object-count="0"/>
  </office:meta>
</office:document-meta>
</file>